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c29e90">
      <style:text-properties fo:background-color="#FFF000" fo:color="#C00000" xlink:href="http://www.heise.de/"/>
    </style:style>
    <style:style style:family="text" style:name="a4537da">
      <style:text-properties fo:background-color="#FFF000"/>
    </style:style>
    <style:style style:family="text" style:name="a09ccf6">
      <style:text-properties fo:background-color="#FFF000" fo:color="#C00000"/>
    </style:style>
    <style:style style:family="text" style:name="a0a2f5f">
      <style:text-properties fo:background-color="#FFF000"/>
    </style:style>
    <style:style style:family="text" style:name="aebdd6c">
      <style:text-properties fo:background-color="#FFF000" fo:color="#C00000" xlink:href="http://www.heise.de/"/>
    </style:style>
  </office:automatic-styles>
  <office:body>
    <office:text>
      <text:p text:style-name="Standard"><text:span text:style-name="a0a2f5f">ab</text:span><text:a xlink:href="http://www.heise.de/"><text:span text:style-name="aebdd6c">c</text:span></text:a><text:span text:style-name="a4537da">def</text:span><text:s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Internet link" style:family="text" style:name="Internet_20_link" style:parent-style-name="default_character_style">
      <style:text-properties fo:color="#000080" fo:language="zxx" style:text-underline-style="solid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8</dc:date>
    <meta:editing-cycles>2</meta:editing-cycles>
    <meta:editing-duration>PT0.006S</meta:editing-duration>
  </office:meta>
</office:document-meta>
</file>